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" svg:font-family="'Century Schoolbook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" fo:font-size="20pt" fo:font-style="italic" officeooo:rsid="00249803" officeooo:paragraph-rsid="00249803" style:font-size-asian="20pt" style:font-style-asian="italic" style:font-size-complex="20pt" style:font-style-complex="italic"/>
    </style:style>
    <style:style style:name="P2" style:family="paragraph" style:parent-style-name="Standard">
      <style:text-properties style:font-name="Century Schoolbook" fo:font-size="11pt" officeooo:rsid="0013a4f2" officeooo:paragraph-rsid="0003019d" style:font-size-asian="11pt" style:font-size-complex="11pt"/>
    </style:style>
    <style:style style:name="P3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Century Schoolbook" fo:font-size="11pt" officeooo:rsid="001fff4f" officeooo:paragraph-rsid="0022f505" style:font-size-asian="11pt" style:font-size-complex="11pt"/>
    </style:style>
    <style:style style:name="P4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Century Schoolbook" fo:font-size="11pt" officeooo:rsid="0013a4f2" officeooo:paragraph-rsid="0003019d" style:font-size-asian="11pt" style:font-size-complex="11pt"/>
    </style:style>
    <style:style style:name="P5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Century Schoolbook" fo:font-size="11pt" fo:font-weight="bold" officeooo:rsid="0024e41f" officeooo:paragraph-rsid="0024e41f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Century Schoolbook" fo:font-size="11pt" fo:font-weight="bold" officeooo:rsid="0024e41f" officeooo:paragraph-rsid="0024e41f" fo:background-color="#dddddd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Century Schoolbook" fo:font-size="11pt" fo:font-weight="bold" officeooo:rsid="00249803" officeooo:paragraph-rsid="00249803" fo:background-color="#dddddd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Century Schoolbook" fo:font-size="11pt" fo:font-weight="bold" officeooo:rsid="00249803" officeooo:paragraph-rsid="0024e41f" fo:background-color="#dddddd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Century Schoolbook" fo:font-size="11pt" fo:font-weight="normal" officeooo:rsid="00249803" officeooo:paragraph-rsid="00249803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Century Schoolbook" fo:font-size="11pt" fo:font-weight="normal" officeooo:rsid="00249803" officeooo:paragraph-rsid="0024e41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padding="0.049cm" fo:border="0.06pt fine-dashed #000000" style:shadow="none" style:writing-mode="page"/>
      <style:text-properties style:font-name="Century Schoolbook" fo:font-size="11pt" officeooo:rsid="0013a4f2" officeooo:paragraph-rsid="0003019d" style:font-size-asian="11pt" style:font-size-complex="11pt"/>
    </style:style>
    <style:style style:name="P12" style:family="paragraph" style:parent-style-name="Standard">
      <style:paragraph-properties fo:text-align="center" style:justify-single-word="false" fo:padding="0.049cm" fo:border="0.06pt fine-dashed #000000" style:shadow="none" style:writing-mode="page"/>
      <style:text-properties style:font-name="Century Schoolbook" fo:font-size="11pt" fo:font-style="normal" fo:font-weight="bold" officeooo:rsid="001bf964" officeooo:paragraph-rsid="0003019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loext:graphic-properties draw:fill="none" draw:fill-color="#8f93c7"/>
      <style:paragraph-properties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Century Schoolbook" fo:font-size="11pt" fo:font-weight="bold" officeooo:rsid="00262e38" officeooo:paragraph-rsid="00262e38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1bf964" officeooo:paragraph-rsid="001fff4f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1bf964" officeooo:paragraph-rsid="00034961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1a67c" officeooo:paragraph-rsid="0021a67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1a67c" officeooo:paragraph-rsid="0021a67c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034961" officeooo:paragraph-rsid="0025e5d0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93df2" officeooo:paragraph-rsid="00293df2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93df2" officeooo:paragraph-rsid="0029fec9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9fec9" officeooo:paragraph-rsid="0029fec9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b601f" officeooo:paragraph-rsid="002b601f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cc9a5" officeooo:paragraph-rsid="002cc9a5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93df2" officeooo:paragraph-rsid="00293df2" fo:background-color="#dddddd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9fec9" officeooo:paragraph-rsid="002b601f" fo:background-color="#dddddd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9fec9" officeooo:paragraph-rsid="0029fec9" fo:background-color="#dddddd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5e5d0" officeooo:paragraph-rsid="0025e5d0" fo:background-color="#ddddd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bold" officeooo:rsid="002cc9a5" officeooo:paragraph-rsid="002cc9a5" fo:background-color="#ddddd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normal" officeooo:rsid="0014190b" officeooo:paragraph-rsid="00034961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normal" officeooo:rsid="00034961" officeooo:paragraph-rsid="0025e5d0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normal" officeooo:rsid="002cc9a5" officeooo:paragraph-rsid="002cc9a5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italic" fo:font-weight="normal" officeooo:rsid="00034961" officeooo:paragraph-rsid="0025e5d0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italic" fo:font-weight="bold" officeooo:rsid="00262e38" officeooo:paragraph-rsid="00262e38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italic" fo:font-weight="bold" officeooo:rsid="00262e38" officeooo:paragraph-rsid="00262e38" fo:background-color="#dddddd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Century Schoolbook" fo:font-size="11pt" fo:font-style="normal" fo:font-weight="bold" officeooo:rsid="00278ea9" officeooo:paragraph-rsid="00034961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Century Schoolbook" fo:font-size="11pt" fo:font-style="normal" fo:font-weight="bold" officeooo:rsid="0027f2f9" officeooo:paragraph-rsid="0027f2f9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Century Schoolbook" fo:font-size="11pt" fo:font-style="normal" fo:font-weight="bold" officeooo:rsid="00278ea9" officeooo:paragraph-rsid="00278ea9" fo:background-color="#ddddd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Century Schoolbook" fo:font-size="11pt" fo:font-style="normal" fo:font-weight="bold" officeooo:rsid="0027f2f9" officeooo:paragraph-rsid="0027f2f9" fo:background-color="#dddddd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loext:graphic-properties draw:fill="none" draw:fill-color="#f7a19a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Century Schoolbook" fo:font-size="11pt" fo:font-style="normal" fo:font-weight="normal" officeooo:rsid="0021a67c" officeooo:paragraph-rsid="0021a67c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Century Schoolbook" fo:font-size="11pt" fo:font-style="normal" fo:font-weight="normal" officeooo:rsid="0014190b" officeooo:paragraph-rsid="0025e5d0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Century Schoolbook" fo:font-size="11pt" fo:font-style="normal" fo:font-weight="normal" officeooo:rsid="00278ea9" officeooo:paragraph-rsid="00278ea9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Century Schoolbook" fo:font-size="11pt" fo:font-style="normal" fo:font-weight="normal" officeooo:rsid="0027f2f9" officeooo:paragraph-rsid="0027f2f9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loext:graphic-properties draw:fill="none" draw:fill-color="#8f93c7"/>
      <style:paragraph-properties fo:background-color="transparent" fo:padding="0.049cm" fo:border="none" style:shadow="none" style:writing-mode="page"/>
      <style:text-properties fo:color="#000000" style:font-name="Century Schoolbook" fo:font-size="11pt" officeooo:rsid="00034961" officeooo:paragraph-rsid="00034961" style:font-size-asian="11pt" style:font-size-complex="11pt"/>
    </style:style>
    <style:style style:name="P45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="none" style:shadow="none" style:writing-mode="page"/>
      <style:text-properties fo:color="#000000" style:font-name="Century Schoolbook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="none" style:shadow="none" style:writing-mode="page"/>
      <style:text-properties fo:color="#000000" style:font-name="Century Schoolbook" fo:font-size="11pt" fo:font-style="normal" fo:font-weight="bold" officeooo:rsid="00034961" officeooo:paragraph-rsid="000f478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="none" style:shadow="none" style:writing-mode="page"/>
      <style:text-properties fo:color="#000000" style:font-name="Century Schoolbook" fo:font-size="11pt" fo:font-style="normal" fo:font-weight="normal" officeooo:rsid="001060ed" officeooo:paragraph-rsid="001060ed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none" fo:border-right="none" fo:border-top="0.06pt fine-dashed #000000" fo:border-bottom="none" style:shadow="none" style:writing-mode="page"/>
      <style:text-properties fo:color="#000000" style:font-name="Century Schoolbook" fo:font-size="11pt" fo:font-style="normal" fo:font-weight="normal" officeooo:rsid="0014190b" officeooo:paragraph-rsid="000349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 style:master-page-name="">
      <loext:graphic-properties draw:fill="none" draw:fill-color="#8f93c7"/>
      <style:paragraph-properties style:page-number="auto" fo:background-color="transparent" fo:padding="0.049cm" fo:border="0.06pt fine-dashed #000000" style:shadow="none" style:writing-mode="page"/>
      <style:text-properties fo:color="#000000" style:font-name="Century Schoolbook" fo:font-size="11pt" officeooo:rsid="0013a4f2" officeooo:paragraph-rsid="0003019d" fo:background-color="#dddddd" style:font-size-asian="11pt" style:font-size-complex="11pt"/>
    </style:style>
    <style:style style:name="P50" style:family="paragraph" style:parent-style-name="Standard" style:master-page-name="">
      <loext:graphic-properties draw:fill="none" draw:fill-color="#8f93c7"/>
      <style:paragraph-properties style:page-number="auto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Century Schoolbook" fo:font-size="11pt" fo:font-weight="bold" officeooo:rsid="00262e38" officeooo:paragraph-rsid="00262e38" fo:background-color="#dddddd" style:font-size-asian="11pt" style:font-weight-asian="bold" style:font-size-complex="11pt" style:font-weight-complex="bold"/>
    </style:style>
    <style:style style:name="P51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normal" officeooo:rsid="00293df2" officeooo:paragraph-rsid="00293df2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normal" officeooo:rsid="00293df2" officeooo:paragraph-rsid="0029fec9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normal" officeooo:rsid="0029fec9" officeooo:paragraph-rsid="0029fec9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Century Schoolbook" fo:font-size="11pt" fo:font-style="normal" fo:font-weight="normal" officeooo:rsid="002cc9a5" officeooo:paragraph-rsid="002cc9a5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496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4e41f" style:font-weight-asian="normal" style:font-weight-complex="normal"/>
    </style:style>
    <style:style style:name="T5" style:family="text">
      <style:text-properties fo:font-weight="normal" officeooo:rsid="00278ea9" style:font-weight-asian="normal" style:font-weight-complex="normal"/>
    </style:style>
    <style:style style:name="T6" style:family="text">
      <style:text-properties fo:font-weight="normal" officeooo:rsid="002b601f" style:font-weight-asian="normal" style:font-weight-complex="normal"/>
    </style:style>
    <style:style style:name="T7" style:family="text">
      <style:text-properties officeooo:rsid="00249803"/>
    </style:style>
    <style:style style:name="T8" style:family="text">
      <style:text-properties officeooo:rsid="0025e5d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 fo:font-weight="normal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font-name="Liberation Mono1"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MISATION</text:p>
      <text:p text:style-name="P1"/>
      <text:p text:style-name="P2"/>
      <text:p text:style-name="P2"/>
      <text:p text:style-name="P12">I. <text:span text:style-name="T7">Problèmes</text:span></text:p>
      <text:p text:style-name="P11"/>
      <text:p text:style-name="P49"><text:span text:style-name="T1">Def</text:span> – <text:span text:style-name="T7">Problème d’Optimisation :</text:span></text:p>
      <text:p text:style-name="P4"><draw:frame draw:style-name="fr1" draw:name="Objet1" text:anchor-type="as-char" svg:y="-0.624cm" svg:width="2.798cm" svg:height="1.0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6">Rq<text:span text:style-name="T3"> – En Général :</text:span></text:p>
      <text:p text:style-name="P5"><draw:frame draw:style-name="fr1" draw:name="Objet4" text:anchor-type="as-char" svg:y="-0.437cm" svg:width="1.309cm" svg:height="0.52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3">et </text:span><text:span text:style-name="T3"><draw:frame draw:style-name="fr1" draw:name="Objet5" text:anchor-type="as-char" svg:y="-0.467cm" svg:width="9.516cm" svg:height="0.65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4"/>
      <text:p text:style-name="P7">Def –<text:span text:style-name="T3"> Problème aux Moindres Carrés :</text:span></text:p>
      <text:p text:style-name="P9"><draw:frame draw:style-name="fr1" draw:name="Objet2" text:anchor-type="as-char" svg:y="-0.619cm" svg:width="3.12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9"/>
      <text:p text:style-name="P8">Def –<text:span text:style-name="T3"> Problème aux Moindres Carrés </text:span><text:span text:style-name="T4">Linéaire </text:span><text:span text:style-name="T3">:</text:span></text:p>
      <text:p text:style-name="P10"><draw:frame draw:style-name="fr1" draw:name="Objet3" text:anchor-type="as-char" svg:y="-0.386cm" svg:width="2.702cm" svg:height="0.506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3"/>
      <text:p text:style-name="P44"/>
      <text:p text:style-name="P44"/>
      <text:p text:style-name="P14">I<text:span text:style-name="T2">I</text:span>. <text:span text:style-name="T7">Différentiabilité</text:span></text:p>
      <text:p text:style-name="P15"/>
      <text:p text:style-name="P50">Def –<text:span text:style-name="T3"> Différentiabilité au Sens de FRÊCHET :</text:span></text:p>
      <text:p text:style-name="P13"><text:span text:style-name="T3"><draw:frame draw:style-name="fr1" draw:name="Objet11" text:anchor-type="as-char" svg:y="-0.386cm" svg:width="6.207cm" svg:height="0.506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5">avec </text:span><text:span text:style-name="T5"><draw:frame draw:style-name="fr1" draw:name="Objet12" text:anchor-type="as-char" svg:y="-0.386cm" svg:width="3.069cm" svg:height="0.506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5">avec </text:span><text:span text:style-name="T5"><draw:frame draw:style-name="fr1" draw:name="Objet13" text:anchor-type="as-char" svg:y="-0.386cm" svg:width="2.364cm" svg:height="0.7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36"/>
      <text:p text:style-name="P38">Th –<text:span text:style-name="T3"> Différentiabilité des Applications Composées :</text:span></text:p>
      <text:p text:style-name="P42"><draw:frame draw:style-name="fr1" draw:name="Objet14" text:anchor-type="as-char" svg:y="-0.386cm" svg:width="6.615cm" svg:height="0.506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42"/>
      <text:p text:style-name="P38">Rq –<text:span text:style-name="T3"> Dérivée Seconde Appliquée en un Point :</text:span></text:p>
      <text:p text:style-name="P42"><draw:frame draw:style-name="fr1" draw:name="Objet15" text:anchor-type="as-char" svg:y="-0.437cm" svg:width="8.528cm" svg:height="0.55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42"/>
      <text:p text:style-name="P39">Prop -<text:span text:style-name="T3"> Dérivée d’une Fonction :</text:span></text:p>
      <text:p text:style-name="P37"><draw:frame draw:style-name="fr1" draw:name="Objet16" text:anchor-type="as-char" svg:y="-0.741cm" svg:width="4.45cm" svg:height="1.242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37"/>
      <text:p text:style-name="P39">Prop –<text:span text:style-name="T3"> Gradient et Matrice Hessienne :</text:span></text:p>
      <text:p text:style-name="P37"><text:span text:style-name="T3"><draw:frame draw:style-name="fr1" draw:name="Objet17" text:anchor-type="as-char" svg:y="-0.437cm" svg:width="3.074cm" svg:height="0.55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"><draw:frame draw:style-name="fr1" draw:name="Objet18" text:anchor-type="as-char" svg:y="-0.437cm" svg:width="4.877cm" svg:height="0.55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43"/>
      <text:p text:style-name="P39">Th –<text:span text:style-name="T3"> Formules de TAYLOR et TAYLOR-MACLAURIN :</text:span></text:p>
      <text:p text:style-name="P43"><draw:frame draw:style-name="fr1" draw:name="Objet19" text:anchor-type="as-char" svg:y="-0.716cm" svg:width="5.66cm" svg:height="1.145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43"><draw:frame draw:style-name="fr1" draw:name="Objet20" text:anchor-type="as-char" svg:y="-0.716cm" svg:width="8.721cm" svg:height="1.145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36"/>
      <text:p text:style-name="P45"/>
      <text:p text:style-name="P45"/>
      <text:p text:style-name="P16"><text:soft-page-break/>III. <text:span text:style-name="T7">Convexité</text:span></text:p>
      <text:p text:style-name="P17"/>
      <text:p text:style-name="P25">Def –<text:span text:style-name="T3"> Ensemble Convexe :</text:span></text:p>
      <text:p text:style-name="P20"><text:span text:style-name="T3">D</text:span><text:span text:style-name="T11">0</text:span><text:span text:style-name="T12"> est convexe ssi</text:span><text:span text:style-name="T3"><draw:frame draw:style-name="fr1" draw:name="Objet21" text:anchor-type="as-char" svg:y="-0.437cm" svg:width="9.553cm" svg:height="0.591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51"/>
      <text:p text:style-name="P25">Def –<text:span text:style-name="T3"> Fonctionnelle Convexe :</text:span></text:p>
      <text:p text:style-name="P21"><text:span text:style-name="T12"><text:s/>f est convexe sur l’ensemble convexe D</text:span><text:span text:style-name="T11">0</text:span><text:span text:style-name="T12"> ssi</text:span></text:p>
      <text:p text:style-name="P52"><draw:frame draw:style-name="fr1" draw:name="Objet22" text:anchor-type="as-char" svg:y="-0.437cm" svg:width="12.36cm" svg:height="0.591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53"><text:s/>strictement convexe ssi</text:p>
      <text:p text:style-name="P53"><draw:frame draw:style-name="fr1" draw:name="Objet23" text:anchor-type="as-char" svg:y="-0.437cm" svg:width="12.3cm" svg:height="0.591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22"><text:span text:style-name="T3"><text:s/>et uniformément convexe ssi </text:span><text:span text:style-name="T3"><draw:frame draw:style-name="fr1" draw:name="Objet25" text:anchor-type="as-char" svg:y="-0.377cm" svg:width="1.235cm" svg:height="0.467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3"><text:s/>tq</text:span></text:p>
      <text:p text:style-name="P53"><draw:frame draw:style-name="fr1" draw:name="Objet24" text:anchor-type="as-char" svg:y="-0.437cm" svg:width="15.889cm" svg:height="0.591cm" draw:z-index="24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53"/>
      <text:p text:style-name="P26">Th –<text:span text:style-name="T3"> Convexité et Dérivée </text:span><text:span text:style-name="T6">Première</text:span><text:span text:style-name="T3"> :</text:span></text:p>
      <text:p text:style-name="P23"><text:span text:style-name="T3">f convexe ssi </text:span><text:span text:style-name="T3"><draw:frame draw:style-name="fr1" draw:name="Objet31" text:anchor-type="as-char" svg:y="-0.386cm" svg:width="7.544cm" svg:height="0.506cm" draw:z-index="25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<text:p text:style-name="P23"><text:span text:style-name="T3">f strictement convexe ssi</text:span><text:span text:style-name="T3"><draw:frame draw:style-name="fr1" draw:name="Objet30" text:anchor-type="as-char" svg:y="-0.386cm" svg:width="7.482cm" svg:height="0.506cm" draw:z-index="2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<text:p text:style-name="P53"/>
      <text:p text:style-name="P27">Th –<text:span text:style-name="T3"> Convexité et Dérivée Seconde :</text:span></text:p>
      <text:p text:style-name="P23"><text:span text:style-name="T3">f convexe ssi </text:span><text:span text:style-name="T3"><draw:frame draw:style-name="fr1" draw:name="Objet28" text:anchor-type="as-char" svg:y="-0.386cm" svg:width="6.886cm" svg:height="0.506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<text:p text:style-name="P23"><text:span text:style-name="T3"><text:tab/><text:tab/><text:tab/> <text:s text:c="4"/></text:span><text:span text:style-name="T3"><draw:frame draw:style-name="fr1" draw:name="Objet26" text:anchor-type="as-char" svg:y="-0.386cm" svg:width="3.15cm" svg:height="0.506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3">est semi définie positive.</text:span></text:p>
      <text:p text:style-name="P23"><text:span text:style-name="T3">f strictement convexe ssi</text:span><text:span text:style-name="T3"><draw:frame draw:style-name="fr1" draw:name="Objet29" text:anchor-type="as-char" svg:y="-0.386cm" svg:width="6.824cm" svg:height="0.506cm" draw:z-index="29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<text:p text:style-name="P23"><text:span text:style-name="T3"><text:tab/><text:tab/><text:tab/><text:tab/><text:tab/><text:tab/><text:tab/></text:span><text:span text:style-name="T3"><draw:frame draw:style-name="fr1" draw:name="Objet27" text:anchor-type="as-char" svg:y="-0.386cm" svg:width="3.15cm" svg:height="0.506cm" draw:z-index="30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3">est définie positive.</text:span></text:p>
      <text:p text:style-name="P40"/>
      <text:p text:style-name="P47"/>
      <text:p text:style-name="P46"/>
      <text:p text:style-name="P18">IV. <text:span text:style-name="T7">Existence, Unicité de Solutions</text:span></text:p>
      <text:p text:style-name="P18"/>
      <text:p text:style-name="P29">Def -<text:span text:style-name="T3">Coersivité :</text:span></text:p>
      <text:p text:style-name="P24"><text:span text:style-name="T3"><text:s/>f 0-coersive ssi </text:span><text:span text:style-name="T13"><draw:frame draw:style-name="fr1" draw:name="Objet32" text:anchor-type="as-char" svg:y="-0.386cm" svg:width="5.024cm" svg:height="0.506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<text:p text:style-name="P32"/>
      <text:p text:style-name="P29">Th –<text:span text:style-name="T3"> Existence de Solutions :</text:span></text:p>
      <text:p text:style-name="P32"><text:s/>f coersive, continue, et C est un fermé</text:p>
      <text:p text:style-name="P32"><text:tab/><text:tab/>ou</text:p>
      <text:p text:style-name="P32"><text:s/>f continue et C est un compact</text:p>
      <text:p text:style-name="P32"/>
      <text:p text:style-name="P29">Th –<text:span text:style-name="T3"> Unicité des Solutions :</text:span></text:p>
      <text:p text:style-name="P32"><text:s/>Si f est convexe sur C convexe alors tout minimum local de f sur C est un minimum global de</text:p>
      <text:p text:style-name="P32"><text:s/>f sur C.</text:p>
      <text:p text:style-name="P30"/>
      <text:p text:style-name="P48"/>
      <text:p text:style-name="P48"/>
      <text:p text:style-name="P19">V. <text:span text:style-name="T8">Utile</text:span></text:p>
      <text:p text:style-name="P19"/>
      <text:p text:style-name="P28">Rq –<text:span text:style-name="T3"> Formes Polynomiales de x : </text:span></text:p>
      <text:p text:style-name="P33"><draw:frame draw:style-name="fr1" draw:name="Objet6" text:anchor-type="as-char" svg:y="-0.432cm" svg:width="8.797cm" svg:height="0.884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31"/>
      <text:p text:style-name="P35"><text:span text:style-name="T9">Rq –</text:span><text:span text:style-name="T10"> Diagonalisation d’Endomorphismes Symmétriques :</text:span></text:p>
      <text:p text:style-name="P34"><text:span text:style-name="T10"><draw:frame draw:style-name="fr1" draw:name="Objet7" text:anchor-type="as-char" svg:y="-0.437cm" svg:width="2.071cm" svg:height="0.52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0">avec U tq</text:span><text:span text:style-name="T10"><draw:frame draw:style-name="fr1" draw:name="Objet8" text:anchor-type="as-char" svg:y="-0.437cm" svg:width="1.658cm" svg:height="0.52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0">, dès lors </text:span><text:span text:style-name="T10"><draw:frame draw:style-name="fr1" draw:name="Objet9" text:anchor-type="as-char" svg:y="-0.437cm" svg:width="3.916cm" svg:height="0.55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0">avec </text:span><text:span text:style-name="T10"><draw:frame draw:style-name="fr1" draw:name="Objet10" text:anchor-type="as-char" svg:y="-0.377cm" svg:width="1.268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" svg:font-family="'Century Schoolbook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gradient-name="Tango_20_Green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4T13:05:28.924000000</dc:date>
    <meta:editing-duration>PT1H38M38S</meta:editing-duration>
    <meta:editing-cycles>12</meta:editing-cycles>
    <meta:generator>LibreOffice/5.4.6.2$Windows_X86_64 LibreOffice_project/4014ce260a04f1026ba855d3b8d91541c224eab8</meta:generator>
    <meta:document-statistic meta:table-count="0" meta:image-count="0" meta:object-count="32" meta:page-count="2" meta:paragraph-count="57" meta:word-count="211" meta:character-count="1256" meta:non-whitespace-character-count="1039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i>P</mi>
        </mrow>
        <mo fence="true" stretchy="false">)</mo>
      </mrow>
      <mrow>
        <mo fence="true" stretchy="true">{</mo>
        <mrow>
          <mtable>
            <mtr>
              <mtd>
                <mrow>
                  <mi mathvariant="italic">min</mi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</mtr>
            <mtr>
              <mtd>
                <mrow>
                  <mi>x</mi>
                  <mo stretchy="false">∈</mo>
                  <mi>C</mi>
                  <mo stretchy="false">⊂</mo>
                  <mi>E</mi>
                </mrow>
              </mtd>
            </mtr>
          </mtable>
        </mrow>
        <mo fence="true" stretchy="true">}</mo>
      </mrow>
    </mrow>
    <annotation encoding="StarMath 5.0">( P ) left lbrace binom {min f(x)} {x in C subset E }  right rbrace </annotation>
  </semantics>
</math>
</file>

<file path=Object 10/content.xml><?xml version="1.0" encoding="utf-8"?>
<math xmlns="http://www.w3.org/1998/Math/MathML" display="block">
  <semantics>
    <mrow>
      <mi>x</mi>
      <mo stretchy="false">=</mo>
      <mi mathvariant="italic">Uz</mi>
    </mrow>
    <annotation encoding="StarMath 5.0">x = Uz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o stretchy="false">+</mo>
            <mi>h</mi>
          </mrow>
        </mrow>
        <mo fence="true" stretchy="false">)</mo>
      </mrow>
      <mrow>
        <mtext>  </mtext>
        <mo stretchy="false">=</mo>
        <mtext>  </mtext>
      </mrow>
      <mi>f</mi>
      <mrow>
        <mrow>
          <mo fence="true" stretchy="false">(</mo>
          <mrow>
            <mi>x</mi>
          </mrow>
          <mo fence="true" stretchy="false">)</mo>
        </mrow>
        <mo stretchy="false">+</mo>
        <mi>f</mi>
      </mrow>
      <mi>'</mi>
      <mrow>
        <mo fence="true" stretchy="false">(</mo>
        <mrow>
          <mi>x</mi>
        </mrow>
        <mo fence="true" stretchy="false">)</mo>
      </mrow>
      <mn>.</mn>
      <mrow>
        <mi>h</mi>
        <mo stretchy="false">+</mo>
        <mi>o</mi>
      </mrow>
      <mrow>
        <mo fence="true" stretchy="false">(</mo>
        <mrow>
          <mrow>
            <mo fence="true" stretchy="false">‖</mo>
            <mrow>
              <mi>h</mi>
            </mrow>
            <mo fence="true" stretchy="false">‖</mo>
          </mrow>
        </mrow>
        <mo fence="true" stretchy="false">)</mo>
      </mrow>
    </mrow>
    <annotation encoding="StarMath 5.0">f( x + h ) "  " = "  " f( x ) + f'( x ).h + o( ldline h rdline )</annotation>
  </semantics>
</math>
</file>

<file path=Object 12/content.xml><?xml version="1.0" encoding="utf-8"?>
<math xmlns="http://www.w3.org/1998/Math/MathML" display="block">
  <semantics>
    <mrow>
      <mi>o</mi>
      <mrow>
        <mrow>
          <mo fence="true" stretchy="false">(</mo>
          <mrow>
            <mrow>
              <mo fence="true" stretchy="false">‖</mo>
              <mrow>
                <mi>h</mi>
              </mrow>
              <mo fence="true" stretchy="false">‖</mo>
            </mrow>
          </mrow>
          <mo fence="true" stretchy="false">)</mo>
        </mrow>
        <mo stretchy="false">=</mo>
        <mrow>
          <mo fence="true" stretchy="false">‖</mo>
          <mrow>
            <mi>h</mi>
          </mrow>
          <mo fence="true" stretchy="false">‖</mo>
        </mrow>
      </mrow>
      <mi>ϵ</mi>
      <mrow>
        <mo fence="true" stretchy="false">(</mo>
        <mrow>
          <mi>h</mi>
        </mrow>
        <mo fence="true" stretchy="false">)</mo>
      </mrow>
    </mrow>
    <annotation encoding="StarMath 5.0">o( ldline h rdline ) = ldline h rdline %epsilon ( h )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row>
              <mo fence="true" stretchy="false">‖</mo>
              <mrow>
                <mi>h</mi>
              </mrow>
              <mo fence="true" stretchy="false">‖</mo>
            </mrow>
            <mo stretchy="false">→</mo>
            <mn>0</mn>
          </mrow>
        </munder>
        <mi>ϵ</mi>
      </mrow>
      <mrow>
        <mrow>
          <mo fence="true" stretchy="false">(</mo>
          <mrow>
            <mi>h</mi>
          </mrow>
          <mo fence="true" stretchy="false">)</mo>
        </mrow>
        <mo stretchy="false">=</mo>
        <mn>0</mn>
      </mrow>
    </mrow>
    <annotation encoding="StarMath 5.0">lim from{ldline h rdline -&gt; 0} %epsilon ( h ) = 0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h</mi>
          </mrow>
        </mrow>
        <mo fence="true" stretchy="false">)</mo>
      </mrow>
      <mi>'</mi>
      <mrow>
        <mo fence="true" stretchy="false">(</mo>
        <mrow>
          <mi>x</mi>
        </mrow>
        <mo fence="true" stretchy="false">)</mo>
      </mrow>
      <mn>.</mn>
      <mi>h</mi>
      <mrow>
        <mtext>  </mtext>
        <mo stretchy="false">=</mo>
        <mtext>  </mtext>
      </mrow>
      <mi>g</mi>
      <mi>'</mi>
      <mrow>
        <mo fence="true" stretchy="false">(</mo>
        <mrow>
          <mrow>
            <mi>h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n>.</mn>
      <mrow>
        <mo fence="true" stretchy="false">(</mo>
        <mrow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  <mn>.</mn>
            <mi>h</mi>
          </mrow>
        </mrow>
        <mo fence="true" stretchy="false">)</mo>
      </mrow>
    </mrow>
    <annotation encoding="StarMath 5.0">(g circ h)'( x ).h "  " = "  " g'( h(x) ).( f'(x).h)</annotation>
  </semantics>
</math>
</file>

<file path=Object 15/content.xml><?xml version="1.0" encoding="utf-8"?>
<math xmlns="http://www.w3.org/1998/Math/MathML" display="block">
  <semantics>
    <mrow>
      <mi>f</mi>
      <mi>'</mi>
      <mi>'</mi>
      <mrow>
        <mo fence="true" stretchy="false">(</mo>
        <mrow>
          <mi>x</mi>
        </mrow>
        <mo fence="true" stretchy="false">)</mo>
      </mrow>
      <mrow>
        <mo fence="true" stretchy="false">(</mo>
        <mrow>
          <mrow>
            <mi>h</mi>
            <mi>,</mi>
            <mi>k</mi>
          </mrow>
        </mrow>
        <mo fence="true" stretchy="false">)</mo>
      </mrow>
      <mrow>
        <mtext>  </mtext>
        <mo stretchy="false">=</mo>
        <mtext>  </mtext>
      </mrow>
      <mrow>
        <mo fence="true" stretchy="false">(</mo>
        <mrow>
          <mrow>
            <mi>f</mi>
            <mi>'</mi>
            <mrow>
              <mo fence="true" stretchy="false">(</mo>
              <mrow>
                <mtext>*</mtext>
              </mrow>
              <mo fence="true" stretchy="false">)</mo>
            </mrow>
            <mn>.</mn>
            <mi>h</mi>
          </mrow>
        </mrow>
        <mo fence="true" stretchy="false">)</mo>
      </mrow>
      <mi>'</mi>
      <mrow>
        <mo fence="true" stretchy="false">(</mo>
        <mrow>
          <mi>x</mi>
        </mrow>
        <mo fence="true" stretchy="false">)</mo>
      </mrow>
      <mn>.</mn>
      <mi>k</mi>
      <mrow>
        <mtext>  </mtext>
        <mo stretchy="false">=</mo>
        <mtext>  </mtext>
      </mrow>
      <msup>
        <mi>k</mi>
        <mi>t</mi>
      </msup>
      <mi>f</mi>
      <mi>'</mi>
      <mi>'</mi>
      <mrow>
        <mo fence="true" stretchy="false">(</mo>
        <mrow>
          <mi>x</mi>
        </mrow>
        <mo fence="true" stretchy="false">)</mo>
      </mrow>
      <mi>h</mi>
    </mrow>
    <annotation encoding="StarMath 5.0">f''( x )( h, k ) "  " = "  " ( f'("*").h )'( x ).k "  " = "  " k^t f''( x )h</annotation>
  </semantics>
</math>
</file>

<file path=Object 16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sub>
          <mrow>
            <mo fence="true" stretchy="true">(</mo>
            <mrow>
              <mrow>
                <mfrac>
                  <mrow>
                    <mo stretchy="false">∂</mo>
                    <msub>
                      <mi>f</mi>
                      <mi>i</mi>
                    </msub>
                  </mrow>
                  <mrow>
                    <mo stretchy="false">∂</mo>
                    <msub>
                      <mi>x</mi>
                      <mi>j</mi>
                    </msub>
                  </mrow>
                </mfrac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)</mo>
          </mrow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row>
                <mo fence="true" stretchy="false">[</mo>
                <mrow>
                  <mrow>
                    <mn>1</mn>
                    <mi>,</mi>
                    <mi>n</mi>
                  </mrow>
                </mrow>
                <mo fence="true" stretchy="false">]</mo>
              </mrow>
            </mrow>
            <mn>²</mn>
          </mrow>
        </msub>
      </mrow>
    </mrow>
    <annotation encoding="StarMath 5.0">f'(x) = left ( {partial f_i} over {partial x_j} (x) right )_{ (i,j) in [1,n]² }</annotation>
  </semantics>
</math>
</file>

<file path=Object 17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i>t</mi>
        </msup>
      </mrow>
    </mrow>
    <annotation encoding="StarMath 5.0">nabla f( x ) = (f'( x ))^t</annotation>
  </semantics>
</math>
</file>

<file path=Object 18/content.xml><?xml version="1.0" encoding="utf-8"?>
<math xmlns="http://www.w3.org/1998/Math/MathML" display="block">
  <semantics>
    <mrow>
      <mo stretchy="false">∇</mo>
      <mn>²</mn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i>f</mi>
                <mi>'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i>t</mi>
        </msup>
        <mo stretchy="false">=</mo>
        <mi>f</mi>
      </mrow>
      <mi>'</mi>
      <mi>'</mi>
      <mrow>
        <mo fence="true" stretchy="false">(</mo>
        <mrow>
          <mi>x</mi>
        </mrow>
        <mo fence="true" stretchy="false">)</mo>
      </mrow>
    </mrow>
    <annotation encoding="StarMath 5.0">nabla² f( x ) = (f''( x ))^t = f''( x )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o stretchy="false">+</mo>
              <mi>h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row>
              <mfrac>
                <mrow>
                  <msup>
                    <mi>f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k</mi>
                  <mi>!</mi>
                </mrow>
              </mfrac>
              <mn>.</mn>
              <msup>
                <mi>h</mi>
                <mi>k</mi>
              </msup>
            </mrow>
          </mrow>
          <mo stretchy="false">+</mo>
          <mi>o</mi>
        </mrow>
      </mrow>
      <mrow>
        <mo fence="true" stretchy="false">(</mo>
        <mrow>
          <msup>
            <mrow>
              <mo fence="true" stretchy="false">‖</mo>
              <mrow>
                <mi>h</mi>
              </mrow>
              <mo fence="true" stretchy="false">‖</mo>
            </mrow>
            <mi>n</mi>
          </msup>
        </mrow>
        <mo fence="true" stretchy="false">)</mo>
      </mrow>
    </mrow>
    <annotation encoding="StarMath 5.0">f( x+h ) = sum from{ k = 0 } to {n} { {f^( k ) ( x )} over {k!}.h^k } + o( ldline h rdline ^n 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β</mi>
          </mrow>
          <mo fence="true" stretchy="false">)</mo>
        </mrow>
        <mo stretchy="false">=</mo>
        <mfrac>
          <mn>1</mn>
          <mn>2</mn>
        </mfrac>
      </mrow>
      <mrow>
        <mo fence="true" stretchy="false">‖</mo>
        <mrow>
          <mrow>
            <mi>r</mi>
            <mrow>
              <mo fence="true" stretchy="false">(</mo>
              <mrow>
                <mi>β</mi>
              </mrow>
              <mo fence="true" stretchy="false">)</mo>
            </mrow>
          </mrow>
        </mrow>
        <mo fence="true" stretchy="false">‖</mo>
      </mrow>
      <mn>²</mn>
    </mrow>
    <annotation encoding="StarMath 5.0">f( %beta ) = 1 over 2 ldline r( %beta ) rdline ²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o stretchy="false">+</mo>
              <mi>h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frac>
                <mrow>
                  <msup>
                    <mi>f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k</mi>
                  <mi>!</mi>
                </mrow>
              </mfrac>
              <mn>.</mn>
              <msup>
                <mi>h</mi>
                <mi>k</mi>
              </msup>
            </mrow>
          </mrow>
          <mo stretchy="false">+</mo>
          <mfrac>
            <mrow>
              <msup>
                <mi>f</mi>
                <mrow>
                  <mo fence="true" stretchy="false">(</mo>
                  <mrow>
                    <mi>n</mi>
                  </mrow>
                  <mo fence="true" stretchy="false">)</mo>
                </mrow>
              </msup>
              <mrow>
                <mo fence="true" stretchy="false">(</mo>
                <mrow>
                  <mi>z</mi>
                </mrow>
                <mo fence="true" stretchy="false">)</mo>
              </mrow>
            </mrow>
            <mrow>
              <mi>n</mi>
              <mi>!</mi>
            </mrow>
          </mfrac>
        </mrow>
      </mrow>
      <mn>.</mn>
      <msup>
        <mi>h</mi>
        <mi>n</mi>
      </msup>
      <mtext>   </mtext>
      <mi mathvariant="italic">tq</mi>
      <mtext>   </mtext>
      <mrow>
        <mi>z</mi>
        <mo stretchy="false">∈</mo>
        <mtext>]x, h[</mtext>
      </mrow>
    </mrow>
    <annotation encoding="StarMath 5.0">f( x+h ) = sum from{ k = 0 } to {n-1} { {f^( k ) ( x )} over {k!}.h^k } + {f^( n ) ( z )} over {n!}.h^n "   " tq "   " z in "]x, h["</annotation>
  </semantics>
</math>
</file>

<file path=Object 21/content.xml><?xml version="1.0" encoding="utf-8"?>
<math xmlns="http://www.w3.org/1998/Math/MathML" display="block">
  <semantics>
    <mrow>
      <mo stretchy="false">∀</mo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i>x</mi>
        <mo stretchy="false">∈</mo>
        <msubsup>
          <mi>D</mi>
          <mn>0</mn>
          <mn>2</mn>
        </msubsup>
      </mrow>
      <mtext> ,  </mtext>
      <mo stretchy="false">∀</mo>
      <mrow>
        <mi>α</mi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  <mtext>  on a  </mtext>
      <mi>α</mi>
      <mrow>
        <mi>x</mi>
        <mo stretchy="false">+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row>
        <mi>y</mi>
        <mo stretchy="false">∈</mo>
        <msub>
          <mi>D</mi>
          <mn>0</mn>
        </msub>
      </mrow>
    </mrow>
    <annotation encoding="StarMath 5.0">forall (x, y)x in D_0^2 " ,  " forall %alpha in [ 0, 1 ] "  on a  " %alpha x + ( 1-%alpha ) y in D_0</annotation>
  </semantics>
</math>
</file>

<file path=Object 22/content.xml><?xml version="1.0" encoding="utf-8"?>
<math xmlns="http://www.w3.org/1998/Math/MathML" display="block">
  <semantics>
    <mrow>
      <mo stretchy="false">∀</mo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i>x</mi>
        <mo stretchy="false">∈</mo>
        <msubsup>
          <mi>D</mi>
          <mn>0</mn>
          <mn>2</mn>
        </msubsup>
      </mrow>
      <mtext> ,  </mtext>
      <mo stretchy="false">∀</mo>
      <mrow>
        <mi>α</mi>
        <mo stretchy="false">∈</mo>
        <mtext>]0, 1[ ,  </mtext>
      </mrow>
      <mi>f</mi>
      <mrow>
        <mrow>
          <mo fence="true" stretchy="false">(</mo>
          <mrow>
            <mrow>
              <mi>α</mi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i>α</mi>
                    </mrow>
                  </mrow>
                  <mo fence="true" stretchy="false">)</mo>
                </mrow>
              </mrow>
              <mi>y</mi>
            </mrow>
          </mrow>
          <mo fence="true" stretchy="false">)</mo>
        </mrow>
        <mo stretchy="false">≤</mo>
        <mi>α</mi>
      </mrow>
      <mi>f</mi>
      <mrow>
        <mrow>
          <mo fence="true" stretchy="false">(</mo>
          <mrow>
            <mi>x</mi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i>f</mi>
      <mrow>
        <mo fence="true" stretchy="false">(</mo>
        <mrow>
          <mi>y</mi>
        </mrow>
        <mo fence="true" stretchy="false">)</mo>
      </mrow>
    </mrow>
    <annotation encoding="StarMath 5.0">forall (x, y)x in D_0^2 " ,  " forall %alpha in "]0, 1[ ,  " f(%alpha x + ( 1-%alpha ) y) &lt;= %alpha f(x) + ( 1-%alpha )f( y )</annotation>
  </semantics>
</math>
</file>

<file path=Object 23/content.xml><?xml version="1.0" encoding="utf-8"?>
<math xmlns="http://www.w3.org/1998/Math/MathML" display="block">
  <semantics>
    <mrow>
      <mo stretchy="false">∀</mo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i>x</mi>
        <mo stretchy="false">∈</mo>
        <msubsup>
          <mi>D</mi>
          <mn>0</mn>
          <mn>2</mn>
        </msubsup>
      </mrow>
      <mtext> ,  </mtext>
      <mo stretchy="false">∀</mo>
      <mrow>
        <mi>α</mi>
        <mo stretchy="false">∈</mo>
        <mtext>]0, 1[ ,  </mtext>
      </mrow>
      <mi>f</mi>
      <mrow>
        <mrow>
          <mo fence="true" stretchy="false">(</mo>
          <mrow>
            <mrow>
              <mi>α</mi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i>α</mi>
                    </mrow>
                  </mrow>
                  <mo fence="true" stretchy="false">)</mo>
                </mrow>
              </mrow>
              <mi>y</mi>
            </mrow>
          </mrow>
          <mo fence="true" stretchy="false">)</mo>
        </mrow>
        <mo stretchy="false">&lt;</mo>
        <mi>α</mi>
      </mrow>
      <mi>f</mi>
      <mrow>
        <mrow>
          <mo fence="true" stretchy="false">(</mo>
          <mrow>
            <mi>x</mi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i>f</mi>
      <mrow>
        <mo fence="true" stretchy="false">(</mo>
        <mrow>
          <mi>y</mi>
        </mrow>
        <mo fence="true" stretchy="false">)</mo>
      </mrow>
    </mrow>
    <annotation encoding="StarMath 5.0">forall (x, y)x in D_0^2 " ,  " forall %alpha in "]0, 1[ ,  " f(%alpha x + ( 1-%alpha ) y) &lt; %alpha f(x) + ( 1-%alpha )f( y )</annotation>
  </semantics>
</math>
</file>

<file path=Object 24/content.xml><?xml version="1.0" encoding="utf-8"?>
<math xmlns="http://www.w3.org/1998/Math/MathML" display="block">
  <semantics>
    <mrow>
      <mo stretchy="false">∀</mo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i>x</mi>
        <mo stretchy="false">∈</mo>
        <msubsup>
          <mi>D</mi>
          <mn>0</mn>
          <mn>2</mn>
        </msubsup>
      </mrow>
      <mtext> ,  </mtext>
      <mo stretchy="false">∀</mo>
      <mrow>
        <mi>α</mi>
        <mo stretchy="false">∈</mo>
        <mtext>]0, 1[ ,  </mtext>
      </mrow>
      <mi>α</mi>
      <mi>f</mi>
      <mrow>
        <mrow>
          <mo fence="true" stretchy="false">(</mo>
          <mrow>
            <mi>x</mi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i>f</mi>
      <mrow>
        <mrow>
          <mo fence="true" stretchy="false">(</mo>
          <mrow>
            <mi>y</mi>
          </mrow>
          <mo fence="true" stretchy="false">)</mo>
        </mrow>
        <mo stretchy="false">−</mo>
        <mi>f</mi>
      </mrow>
      <mrow>
        <mrow>
          <mo fence="true" stretchy="false">(</mo>
          <mrow>
            <mrow>
              <mi>α</mi>
              <mrow>
                <mi>x</mi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i>α</mi>
                    </mrow>
                  </mrow>
                  <mo fence="true" stretchy="false">)</mo>
                </mrow>
              </mrow>
              <mi>y</mi>
            </mrow>
          </mrow>
          <mo fence="true" stretchy="false">)</mo>
        </mrow>
        <mo stretchy="false">≥</mo>
        <mi>c</mi>
      </mrow>
      <mi>α</mi>
      <mrow>
        <mo fence="true" stretchy="false">(</mo>
        <mrow>
          <mrow>
            <mn>1</mn>
            <mo stretchy="false">−</mo>
            <mi>α</mi>
          </mrow>
        </mrow>
        <mo fence="true" stretchy="false">)</mo>
      </mrow>
      <mrow>
        <mo fence="true" stretchy="false">‖</mo>
        <mrow>
          <mrow>
            <mi>x</mi>
            <mo stretchy="false">−</mo>
            <mi>y</mi>
          </mrow>
        </mrow>
        <mo fence="true" stretchy="false">‖</mo>
      </mrow>
      <mn>²</mn>
    </mrow>
    <annotation encoding="StarMath 5.0">forall (x, y)x in D_0^2 " ,  " forall %alpha in "]0, 1[ ,  " %alpha f(x) + ( 1-%alpha )f( y ) - f(%alpha x + ( 1-%alpha ) y) &gt;= c%alpha ( 1-%alpha) ldline x - y rdline²</annotation>
  </semantics>
</math>
</file>

<file path=Object 25/content.xml><?xml version="1.0" encoding="utf-8"?>
<math xmlns="http://www.w3.org/1998/Math/MathML" display="block">
  <semantics>
    <mrow>
      <mo stretchy="false">∃</mo>
      <mrow>
        <mi>c</mi>
        <mo stretchy="false">&gt;</mo>
        <mn>0</mn>
      </mrow>
    </mrow>
    <annotation encoding="StarMath 5.0">exists c &gt; 0</annotation>
  </semantics>
</math>
</file>

<file path=Object 26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  <mtext> ,  </mtext>
      <mi>f</mi>
      <mi>'</mi>
      <mi>'</mi>
      <mrow>
        <mo fence="true" stretchy="false">(</mo>
        <mrow>
          <mi>x</mi>
        </mrow>
        <mo fence="true" stretchy="false">)</mo>
      </mrow>
    </mrow>
    <annotation encoding="StarMath 5.0">forall x in %OMEGA " ,  " f''( x ) </annotation>
  </semantics>
</math>
</file>

<file path=Object 2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  <mtext> ,  </mtext>
      <mi>f</mi>
      <mi>'</mi>
      <mi>'</mi>
      <mrow>
        <mo fence="true" stretchy="false">(</mo>
        <mrow>
          <mi>x</mi>
        </mrow>
        <mo fence="true" stretchy="false">)</mo>
      </mrow>
    </mrow>
    <annotation encoding="StarMath 5.0">forall x in %OMEGA " ,  " f''( x ) 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 mathvariant="normal">Ω</mi>
      </mrow>
      <mn>²</mn>
      <mtext> ,  </mtext>
      <mi>f</mi>
      <mi>'</mi>
      <mi>'</mi>
      <mrow>
        <mo fence="true" stretchy="false">(</mo>
        <mrow>
          <mi>x</mi>
        </mrow>
        <mo fence="true" stretchy="false">)</mo>
      </mrow>
      <mrow>
        <mrow>
          <mo fence="true" stretchy="false">(</mo>
          <mrow>
            <mrow>
              <mrow>
                <mi>y</mi>
                <mo stretchy="false">−</mo>
                <mi>x</mi>
              </mrow>
              <mi>,</mi>
              <mrow>
                <mi>y</mi>
                <mo stretchy="false">−</mo>
                <mi>x</mi>
              </mrow>
            </mrow>
          </mrow>
          <mo fence="true" stretchy="false">)</mo>
        </mrow>
        <mo stretchy="false">≥</mo>
        <mn>0</mn>
      </mrow>
    </mrow>
    <annotation encoding="StarMath 5.0">forall (x, y) in %OMEGA ² " ,  " f''( x ) ( y-x, y-x ) &gt;= 0</annotation>
  </semantics>
</math>
</file>

<file path=Object 29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 mathvariant="normal">Ω</mi>
      </mrow>
      <mn>²</mn>
      <mtext> ,  </mtext>
      <mi>f</mi>
      <mi>'</mi>
      <mi>'</mi>
      <mrow>
        <mo fence="true" stretchy="false">(</mo>
        <mrow>
          <mi>x</mi>
        </mrow>
        <mo fence="true" stretchy="false">)</mo>
      </mrow>
      <mrow>
        <mrow>
          <mo fence="true" stretchy="false">(</mo>
          <mrow>
            <mrow>
              <mrow>
                <mi>y</mi>
                <mo stretchy="false">−</mo>
                <mi>x</mi>
              </mrow>
              <mi>,</mi>
              <mrow>
                <mi>y</mi>
                <mo stretchy="false">−</mo>
                <mi>x</mi>
              </mrow>
            </mrow>
          </mrow>
          <mo fence="true" stretchy="false">)</mo>
        </mrow>
        <mo stretchy="false">&gt;</mo>
        <mn>0</mn>
      </mrow>
    </mrow>
    <annotation encoding="StarMath 5.0">forall (x, y) in %OMEGA ² " ,  " f''( x ) ( y-x, y-x ) &gt; 0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stretchy="false">(</mo>
          <mrow>
            <mi>β</mi>
          </mrow>
          <mo fence="true" stretchy="false">)</mo>
        </mrow>
        <mo stretchy="false">=</mo>
        <mrow>
          <mi>y</mi>
          <mo stretchy="false">−</mo>
          <mi>X</mi>
        </mrow>
      </mrow>
      <mi>β</mi>
    </mrow>
    <annotation encoding="StarMath 5.0">r( %beta ) = y - X%beta</annotation>
  </semantics>
</math>
</file>

<file path=Object 30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 mathvariant="normal">Ω</mi>
      </mrow>
      <mn>²</mn>
      <mtext> ,  </mtext>
      <mi>f</mi>
      <mrow>
        <mrow>
          <mo fence="true" stretchy="false">(</mo>
          <mrow>
            <mi>y</mi>
          </mrow>
          <mo fence="true" stretchy="false">)</mo>
        </mrow>
        <mo stretchy="false">−</mo>
        <mi>f</mi>
      </mrow>
      <mrow>
        <mrow>
          <mo fence="true" stretchy="false">(</mo>
          <mrow>
            <mi>x</mi>
          </mrow>
          <mo fence="true" stretchy="false">)</mo>
        </mrow>
        <mo stretchy="false">&gt;</mo>
        <mi>f</mi>
      </mrow>
      <mi>'</mi>
      <mrow>
        <mo fence="true" stretchy="false">(</mo>
        <mrow>
          <mi>x</mi>
        </mrow>
        <mo fence="true" stretchy="false">)</mo>
      </mrow>
      <mn>.</mn>
      <mrow>
        <mo fence="true" stretchy="false">(</mo>
        <mrow>
          <mrow>
            <mi>y</mi>
            <mo stretchy="false">−</mo>
            <mi>x</mi>
          </mrow>
        </mrow>
        <mo fence="true" stretchy="false">)</mo>
      </mrow>
    </mrow>
    <annotation encoding="StarMath 5.0">forall (x, y) in %OMEGA ² " ,  " f( y ) - f( x ) &gt; f'( x ).( y - x )</annotation>
  </semantics>
</math>
</file>

<file path=Object 3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 mathvariant="normal">Ω</mi>
      </mrow>
      <mn>²</mn>
      <mtext> ,  </mtext>
      <mi>f</mi>
      <mrow>
        <mrow>
          <mo fence="true" stretchy="false">(</mo>
          <mrow>
            <mi>y</mi>
          </mrow>
          <mo fence="true" stretchy="false">)</mo>
        </mrow>
        <mo stretchy="false">−</mo>
        <mi>f</mi>
      </mrow>
      <mrow>
        <mrow>
          <mo fence="true" stretchy="false">(</mo>
          <mrow>
            <mi>x</mi>
          </mrow>
          <mo fence="true" stretchy="false">)</mo>
        </mrow>
        <mo stretchy="false">≥</mo>
        <mi>f</mi>
      </mrow>
      <mi>'</mi>
      <mrow>
        <mo fence="true" stretchy="false">(</mo>
        <mrow>
          <mi>x</mi>
        </mrow>
        <mo fence="true" stretchy="false">)</mo>
      </mrow>
      <mn>.</mn>
      <mrow>
        <mo fence="true" stretchy="false">(</mo>
        <mrow>
          <mrow>
            <mi>y</mi>
            <mo stretchy="false">−</mo>
            <mi>x</mi>
          </mrow>
        </mrow>
        <mo fence="true" stretchy="false">)</mo>
      </mrow>
    </mrow>
    <annotation encoding="StarMath 5.0">forall (x, y) in %OMEGA ² " ,  " f( y ) - f( x ) &gt;= f'( x ).( y - x )</annotation>
  </semantics>
</math>
</file>

<file path=Object 3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o stretchy="false">→</mo>
        <mo stretchy="false">+</mo>
        <mi mathvariant="normal">∞</mi>
      </mrow>
      <mtext>  quand  </mtext>
      <mrow>
        <mo fence="true" stretchy="false">‖</mo>
        <mrow>
          <mi>x</mi>
        </mrow>
        <mo fence="true" stretchy="false">‖</mo>
      </mrow>
      <mrow>
        <mo stretchy="false">→</mo>
        <mo stretchy="false">+</mo>
        <mi mathvariant="normal">∞</mi>
      </mrow>
    </mrow>
    <annotation encoding="StarMath 5.0">f( x ) -&gt; +infinity "  quand  " ldline x rdline -&gt; +infinity</annotation>
  </semantics>
</math>
</file>

<file path=Object 4/content.xml><?xml version="1.0" encoding="utf-8"?>
<math xmlns="http://www.w3.org/1998/Math/MathML" display="block">
  <semantics>
    <mrow>
      <mi>E</mi>
      <mo stretchy="false">=</mo>
      <msup>
        <mi mathvariant="normal">ℝ</mi>
        <mi>n</mi>
      </msup>
    </mrow>
    <annotation encoding="StarMath 5.0">E = setR^n</annotation>
  </semantics>
</math>
</file>

<file path=Object 5/content.xml><?xml version="1.0" encoding="utf-8"?>
<math xmlns="http://www.w3.org/1998/Math/MathML" display="block">
  <semantics>
    <mrow>
      <mi>C</mi>
      <mo stretchy="false">=</mo>
      <mrow>
        <mo fence="true" stretchy="true">{</mo>
        <mrow>
          <mrow>
            <mrow>
              <mi>x</mi>
              <mo stretchy="false">∈</mo>
              <msup>
                <mi mathvariant="normal">ℝ</mi>
                <mi>n</mi>
              </msup>
            </mrow>
            <mrow>
              <mtext>  </mtext>
              <mo stretchy="false">/</mo>
              <mtext>  </mtext>
            </mrow>
            <msub>
              <mi>g</mi>
              <mi>i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n>0</mn>
            </mrow>
            <mtext> </mtext>
            <mrow>
              <mi>i</mi>
              <mo stretchy="false">∈</mo>
              <mrow>
                <mo fence="true" stretchy="false">[</mo>
                <mrow>
                  <mrow>
                    <mn>1,</mn>
                    <mi>m</mi>
                  </mrow>
                </mrow>
                <mo fence="true" stretchy="false">]</mo>
              </mrow>
            </mrow>
            <mtext>  </mtext>
            <mi mathvariant="italic">et</mi>
            <mtext>  </mtext>
            <mrow>
              <msub>
                <mi>h</mi>
                <mi>j</mi>
              </msub>
              <mo stretchy="false">=</mo>
              <mn>0</mn>
            </mrow>
            <mtext> </mtext>
            <mrow>
              <mi>j</mi>
              <mo stretchy="false">∈</mo>
              <mrow>
                <mo fence="true" stretchy="false">[</mo>
                <mrow>
                  <mrow>
                    <mn>1,</mn>
                    <mi>p</mi>
                  </mrow>
                </mrow>
                <mo fence="true" stretchy="false">]</mo>
              </mrow>
            </mrow>
          </mrow>
        </mrow>
        <mo fence="true" stretchy="true">}</mo>
      </mrow>
    </mrow>
    <annotation encoding="StarMath 5.0">C = left lbrace x in setR^n "  " / "  " g_i(x) &lt;= 0 " " i in [1, m] "  " et "  " h_j = 0 " " j in [1, p] right rbrace</annotation>
  </semantics>
</math>
</file>

<file path=Object 6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row>
                <mo fence="true" stretchy="false">[</mo>
                <mrow>
                  <mrow>
                    <mn>1</mn>
                    <mi>,</mi>
                    <mi>n</mi>
                  </mrow>
                </mrow>
                <mo fence="true" stretchy="false">]</mo>
              </mrow>
            </mrow>
            <mn>²</mn>
          </mrow>
        </munder>
        <msub>
          <mi>a</mi>
          <mi mathvariant="italic">ij</mi>
        </msub>
      </mrow>
      <msub>
        <mi>x</mi>
        <mi>i</mi>
      </msub>
      <msub>
        <mi>x</mi>
        <mi>j</mi>
      </msub>
      <mtext> = </mtext>
      <mrow>
        <mo fence="true" stretchy="false">(</mo>
        <mrow>
          <mrow>
            <mi mathvariant="italic">Ax</mi>
            <mo stretchy="false">∣</mo>
            <mi>x</mi>
          </mrow>
        </mrow>
        <mo fence="true" stretchy="false">)</mo>
      </mrow>
      <mtext>   avec   </mtext>
      <mi>A</mi>
      <mtext> = </mtext>
      <msub>
        <mrow>
          <mo fence="true" stretchy="false">(</mo>
          <mrow>
            <msub>
              <mi>a</mi>
              <mi mathvariant="italic">ij</mi>
            </msub>
          </mrow>
          <mo fence="true" stretchy="false">)</mo>
        </mrow>
        <mrow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row>
              <mo fence="true" stretchy="false">[</mo>
              <mrow>
                <mrow>
                  <mn>1</mn>
                  <mi>,</mi>
                  <mi>n</mi>
                </mrow>
              </mrow>
              <mo fence="true" stretchy="false">]</mo>
            </mrow>
          </mrow>
          <mn>²</mn>
        </mrow>
      </msub>
    </mrow>
    <annotation encoding="StarMath 5.0">sum from{ (i, j) in [1,n]² } a_ij x_i x_j " = " (Ax divides x) "   avec   " A " = " ( a_ij )_{ (i, j) in [1,n]² }</annotation>
  </semantics>
</math>
</file>

<file path=Object 7/content.xml><?xml version="1.0" encoding="utf-8"?>
<math xmlns="http://www.w3.org/1998/Math/MathML" display="block">
  <semantics>
    <mrow>
      <mrow>
        <mi>A</mi>
        <mo stretchy="false">=</mo>
        <mi>U</mi>
      </mrow>
      <mi mathvariant="normal">Λ</mi>
      <msup>
        <mi>U</mi>
        <mi>t</mi>
      </msup>
    </mrow>
    <annotation encoding="StarMath 5.0">A = U %LAMBDA U^t</annotation>
  </semantics>
</math>
</file>

<file path=Object 8/content.xml><?xml version="1.0" encoding="utf-8"?>
<math xmlns="http://www.w3.org/1998/Math/MathML" display="block">
  <semantics>
    <mrow>
      <msup>
        <mi>U</mi>
        <mi>t</mi>
      </msup>
      <mo stretchy="false">=</mo>
      <msup>
        <mi>U</mi>
        <mrow>
          <mo stretchy="false">−</mo>
          <mn>1</mn>
        </mrow>
      </msup>
    </mrow>
    <annotation encoding="StarMath 5.0">U^t = U^{ -1 }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Ax</mi>
              <mo stretchy="false">∣</mo>
              <mi>x</mi>
            </mrow>
          </mrow>
          <mo fence="true" stretchy="false">)</mo>
        </mrow>
        <mo stretchy="false">=</mo>
        <msup>
          <mi>x</mi>
          <mi>t</mi>
        </msup>
      </mrow>
      <mi>A</mi>
      <mrow>
        <mi>x</mi>
        <mo stretchy="false">=</mo>
        <msup>
          <mi>z</mi>
          <mi>t</mi>
        </msup>
      </mrow>
      <mi mathvariant="normal">Λ</mi>
      <mi>z</mi>
    </mrow>
    <annotation encoding="StarMath 5.0">(Ax divides x) = x^t A x = z^t %LAMBDA z</annotation>
  </semantics>
</math>
</file>